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in" table:align="margins" style:may-break-between-rows="false"/>
    </style:style>
    <style:style style:name="Table1.A" style:family="table-column">
      <style:table-column-properties style:column-width="6.5in" style:rel-column-width="65535*"/>
    </style:style>
    <style:style style:name="Table1.1" style:family="table-row">
      <style:table-row-properties style:min-row-height="3.5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2in" fo:keep-together="always"/>
    </style:style>
    <style:style style:name="Table6" style:family="table">
      <style:table-properties style:width="6.5in" table:align="margins" style:may-break-between-rows="false"/>
    </style:style>
    <style:style style:name="Table6.A" style:family="table-column">
      <style:table-column-properties style:column-width="6.5in" style:rel-column-width="65535*"/>
    </style:style>
    <style:style style:name="Table6.1" style:family="table-row">
      <style:table-row-properties style:min-row-height="3.5in" fo:keep-together="always"/>
    </style:style>
    <style:style style:name="Table6.A1" style:family="table-cell">
      <style:table-cell-properties fo:padding="0in" fo:border="none"/>
    </style:style>
    <style:style style:name="Table6.2" style:family="table-row">
      <style:table-row-properties style:min-row-height="2in" fo:keep-together="always"/>
    </style:style>
    <style:style style:name="P1" style:family="paragraph" style:parent-style-name="Standard" style:list-style-name="L1">
      <style:paragraph-properties fo:line-height="115%"/>
      <style:text-properties style:font-name="Liberation Serif" fo:font-size="12pt" fo:font-weight="bold" officeooo:rsid="000d40c3" officeooo:paragraph-rsid="001af9b3" style:font-size-asian="12pt" style:font-weight-asian="bold" style:font-size-complex="12pt" style:font-weight-complex="bold"/>
    </style:style>
    <style:style style:name="P2" style:family="paragraph" style:parent-style-name="Standard" style:list-style-name="L2">
      <style:paragraph-properties fo:line-height="115%"/>
      <style:text-properties style:font-name="Liberation Serif" fo:font-size="12pt" fo:font-weight="bold" officeooo:rsid="000d40c3" officeooo:paragraph-rsid="00389bae" style:font-size-asian="12pt" style:font-weight-asian="bold" style:font-size-complex="12pt" style:font-weight-complex="bold"/>
    </style:style>
    <style:style style:name="P3" style:family="paragraph" style:parent-style-name="Standard" style:list-style-name="L3">
      <style:paragraph-properties fo:line-height="115%"/>
      <style:text-properties style:font-name="Liberation Serif" fo:font-size="12pt" fo:font-weight="bold" officeooo:rsid="000d40c3" officeooo:paragraph-rsid="001f27c8" style:font-size-asian="12pt" style:font-weight-asian="bold" style:font-size-complex="12pt" style:font-weight-complex="bold"/>
    </style:style>
    <style:style style:name="P4" style:family="paragraph" style:parent-style-name="Standard" style:list-style-name="L3">
      <style:paragraph-properties fo:line-height="115%"/>
      <style:text-properties style:font-name="Liberation Serif" fo:font-size="12pt" fo:font-weight="bold" officeooo:rsid="000d40c3" officeooo:paragraph-rsid="00389bae" style:font-size-asian="12pt" style:font-weight-asian="bold" style:font-size-complex="12pt" style:font-weight-complex="bold"/>
    </style:style>
    <style:style style:name="P5" style:family="paragraph" style:parent-style-name="Standard" style:list-style-name="L3">
      <style:paragraph-properties fo:line-height="115%"/>
      <style:text-properties style:font-name="Liberation Serif" fo:font-size="12pt" fo:font-weight="bold" officeooo:rsid="0025aa97" officeooo:paragraph-rsid="0025aa97" style:font-size-asian="12pt" style:font-weight-asian="bold" style:font-size-complex="12pt" style:font-weight-complex="bold"/>
    </style:style>
    <style:style style:name="P6" style:family="paragraph" style:parent-style-name="Standard" style:list-style-name="L4">
      <style:paragraph-properties fo:line-height="115%"/>
      <style:text-properties style:font-name="Liberation Serif" fo:font-size="12pt" fo:font-weight="bold" officeooo:rsid="001134aa" officeooo:paragraph-rsid="001f27c8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15%"/>
      <style:text-properties style:font-name="Liberation Serif" fo:font-size="12pt" fo:font-style="italic" officeooo:rsid="000d40c3" officeooo:paragraph-rsid="001af9b3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line-height="115%"/>
      <style:text-properties style:font-name="Liberation Serif" fo:font-size="12pt" fo:font-style="italic" officeooo:rsid="000d40c3" officeooo:paragraph-rsid="001af9b3" style:font-size-asian="12pt" style:font-style-asian="italic" style:font-size-complex="12pt" style:font-style-complex="italic"/>
    </style:style>
    <style:style style:name="P9" style:family="paragraph" style:parent-style-name="Standard" style:list-style-name="L2">
      <style:paragraph-properties fo:line-height="115%"/>
      <style:text-properties style:font-name="Liberation Serif" fo:font-size="12pt" fo:font-style="italic" officeooo:rsid="000d40c3" officeooo:paragraph-rsid="00389bae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line-height="115%"/>
      <style:text-properties style:font-name="Liberation Serif" fo:font-size="12pt" fo:font-style="italic" officeooo:rsid="000d40c3" officeooo:paragraph-rsid="00389bae" style:font-size-asian="12pt" style:font-style-asian="italic" style:font-size-complex="12pt" style:font-style-complex="italic"/>
    </style:style>
    <style:style style:name="P11" style:family="paragraph" style:parent-style-name="Standard" style:list-style-name="L3">
      <style:paragraph-properties fo:line-height="115%"/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12" style:family="paragraph" style:parent-style-name="Standard" style:list-style-name="L3">
      <style:paragraph-properties fo:line-height="115%"/>
      <style:text-properties style:font-name="Liberation Serif" fo:font-size="12pt" fo:font-style="italic" officeooo:rsid="000d40c3" officeooo:paragraph-rsid="00389bae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line-height="115%"/>
      <style:text-properties style:font-name="Liberation Serif" fo:font-size="12pt" fo:font-style="italic" officeooo:rsid="000d40c3" officeooo:paragraph-rsid="001f27c8" style:font-size-asian="12pt" style:font-style-asian="italic" style:font-size-complex="12pt" style:font-style-complex="italic"/>
    </style:style>
    <style:style style:name="P14" style:family="paragraph" style:parent-style-name="Standard" style:list-style-name="L2">
      <style:paragraph-properties fo:line-height="115%"/>
      <style:text-properties style:font-name="Liberation Serif" fo:font-size="12pt" fo:font-style="italic" officeooo:rsid="00160c07" officeooo:paragraph-rsid="00389bae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line-height="115%"/>
      <style:text-properties style:font-name="Liberation Serif" fo:font-size="12pt" fo:font-style="italic" officeooo:rsid="00160c07" officeooo:paragraph-rsid="00389bae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line-height="115%"/>
      <style:text-properties style:font-name="Liberation Serif" fo:font-size="12pt" fo:font-style="italic" officeooo:rsid="001134aa" officeooo:paragraph-rsid="001f27c8" style:font-size-asian="12pt" style:font-style-asian="italic" style:font-size-complex="12pt" style:font-style-complex="italic"/>
    </style:style>
    <style:style style:name="P17" style:family="paragraph" style:parent-style-name="Standard" style:list-style-name="L3">
      <style:paragraph-properties fo:line-height="115%"/>
      <style:text-properties style:font-name="Liberation Serif" fo:font-size="12pt" fo:font-style="italic" fo:font-weight="normal" officeooo:rsid="0025aa97" officeooo:paragraph-rsid="0025aa97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3">
      <style:paragraph-properties fo:line-height="115%"/>
      <style:text-properties style:font-name="Liberation Serif" fo:font-size="12pt" fo:font-style="italic" fo:font-weight="normal" officeooo:rsid="000d40c3" officeooo:paragraph-rsid="00389ba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15%"/>
      <style:text-properties style:font-name="Liberation Serif" fo:font-size="12pt" fo:font-style="italic" fo:font-weight="normal" officeooo:rsid="000d40c3" officeooo:paragraph-rsid="00389bae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line-height="115%"/>
      <style:text-properties style:font-name="Liberation Serif" fo:font-size="12pt" officeooo:rsid="000d40c3" officeooo:paragraph-rsid="001af9b3" style:font-size-asian="12pt" style:font-size-complex="12pt"/>
    </style:style>
    <style:style style:name="P21" style:family="paragraph" style:parent-style-name="Standard" style:list-style-name="L3">
      <style:paragraph-properties fo:line-height="115%"/>
      <style:text-properties style:font-name="Liberation Serif" fo:font-size="12pt" officeooo:rsid="000d40c3" officeooo:paragraph-rsid="00389bae" style:font-size-asian="12pt" style:font-size-complex="12pt"/>
    </style:style>
    <style:style style:name="P22" style:family="paragraph" style:parent-style-name="Standard" style:list-style-name="L1">
      <style:paragraph-properties fo:line-height="115%"/>
      <style:text-properties style:font-name="Liberation Serif" fo:font-size="12pt" officeooo:rsid="001522c2" officeooo:paragraph-rsid="001af9b3" style:font-size-asian="12pt" style:font-size-complex="12pt"/>
    </style:style>
    <style:style style:name="P23" style:family="paragraph" style:parent-style-name="Standard" style:list-style-name="L4">
      <style:paragraph-properties fo:line-height="115%"/>
      <style:text-properties style:font-name="Liberation Serif" fo:font-size="12pt" officeooo:rsid="001134aa" officeooo:paragraph-rsid="001f27c8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8c72a" officeooo:paragraph-rsid="00389bae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18c72a" officeooo:paragraph-rsid="001f27c8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8c72a" officeooo:paragraph-rsid="001af9b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26pt" fo:letter-spacing="0.0555in" fo:text-shadow="1pt 1pt" officeooo:rsid="00216b2a" officeooo:paragraph-rsid="00216b2a" fo:background-color="transparent" style:font-size-asian="26pt" style:font-size-complex="26pt" loext:shadow="none"/>
    </style:style>
    <style:style style:name="P28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389bae" style:font-size-asian="12pt" style:font-size-complex="12pt"/>
    </style:style>
    <style:style style:name="P29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1f27c8" style:font-size-asian="12pt" style:font-size-complex="12pt"/>
    </style:style>
    <style:style style:name="P30" style:family="paragraph" style:parent-style-name="Standard">
      <style:paragraph-properties style:border-line-width-bottom="0.0102in 0.0102in 0.0008in" fo:padding="0.0291in" fo:border-left="none" fo:border-right="none" fo:border-top="none" fo:border-bottom="1.56pt double #000000" style:shadow="none" style:join-border="false"/>
      <style:text-properties style:font-name="Liberation Serif" fo:font-size="12pt" officeooo:rsid="0018c72a" officeooo:paragraph-rsid="001af9b3" style:font-size-asian="12pt" style:font-size-complex="12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Liberation Serif" fo:font-size="26pt" fo:letter-spacing="0.0555in" fo:text-shadow="1pt 1pt" officeooo:rsid="00216b2a" officeooo:paragraph-rsid="00389bae" fo:background-color="transparent" style:font-size-asian="26pt" style:font-size-complex="26pt" loext:shadow="none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Liberation Serif" fo:font-size="26pt" fo:letter-spacing="0.0555in" fo:text-shadow="1pt 1pt" officeooo:rsid="00216b2a" officeooo:paragraph-rsid="00216b2a" fo:background-color="transparent" style:font-size-asian="26pt" style:font-size-complex="26pt" loext:shadow="none"/>
    </style:style>
    <style:style style:name="P33" style:family="paragraph" style:parent-style-name="Table_20_Contents">
      <style:text-properties style:font-name="Liberation Serif" fo:font-size="12pt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paragraph-rsid="001f27c8" style:font-size-asian="12pt" style:font-size-complex="12pt"/>
    </style:style>
    <style:style style:name="T1" style:family="text">
      <style:text-properties officeooo:rsid="001522c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22c2" style:font-style-asian="italic" style:font-style-complex="italic"/>
    </style:style>
    <style:style style:name="T4" style:family="text">
      <style:text-properties fo:font-style="italic" officeooo:rsid="00160c07" style:font-style-asian="italic" style:font-style-complex="italic"/>
    </style:style>
    <style:style style:name="T5" style:family="text">
      <style:text-properties fo:font-style="italic" officeooo:rsid="00165995" style:font-style-asian="italic" style:font-style-complex="italic"/>
    </style:style>
    <style:style style:name="T6" style:family="text">
      <style:text-properties fo:font-style="italic" officeooo:rsid="001801cb" style:font-style-asian="italic" style:font-style-complex="italic"/>
    </style:style>
    <style:style style:name="T7" style:family="text">
      <style:text-properties fo:font-style="italic" officeooo:rsid="00275f6d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60c07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75f6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76b33" style:font-style-asian="italic" style:font-weight-asian="normal" style:font-style-complex="italic" style:font-weight-complex="normal"/>
    </style:style>
    <style:style style:name="T12" style:family="text">
      <style:text-properties officeooo:rsid="00160c07"/>
    </style:style>
    <style:style style:name="T13" style:family="text">
      <style:text-properties officeooo:rsid="00165995"/>
    </style:style>
    <style:style style:name="T14" style:family="text">
      <style:text-properties officeooo:rsid="0017ca94"/>
    </style:style>
    <style:style style:name="T15" style:family="text">
      <style:text-properties officeooo:rsid="001801cb"/>
    </style:style>
    <style:style style:name="T16" style:family="text">
      <style:text-properties officeooo:rsid="00275f6d"/>
    </style:style>
    <style:style style:name="T17" style:family="text">
      <style:text-properties officeooo:rsid="0027e8bb"/>
    </style:style>
    <style:style style:name="T18" style:family="text">
      <style:text-properties officeooo:rsid="00289f5b"/>
    </style:style>
    <style:style style:name="T19" style:family="text">
      <style:text-properties officeooo:rsid="003583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MANAGER</text:p>
            <text:p text:style-name="P30"/>
            <text:p text:style-name="P26"/>
            <text:list xml:id="list1639024680" text:style-name="L1">
              <text:list-item>
                <text:p text:style-name="P1"><text:span text:style-name="T1">Helps the team get started quickly and </text:span>remain focused.</text:p>
                <text:list>
                  <text:list-item>
                    <text:p text:style-name="P7">“I think we have everything; are we ready to begin?”</text:p>
                  </text:list-item>
                  <text:list-item>
                    <text:p text:style-name="P7">“<text:span text:style-name="T13">We're getting off topic; could we talk about that later?”</text:span></text:p>
                  </text:list-item>
                </text:list>
              </text:list-item>
            </text:list>
            <text:p text:style-name="P8"/>
            <text:list xml:id="list192540570858638" text:continue-numbering="true" text:style-name="L1">
              <text:list-item>
                <text:p text:style-name="P1">Takes care of time management; <text:span text:style-name="T12">k</text:span>eep<text:span text:style-name="T12">s</text:span> an eye on the clock.</text:p>
                <text:list>
                  <text:list-item>
                    <text:p text:style-name="P7">“I think we need to focus on _____ so we complete this section on time.”</text:p>
                  </text:list-item>
                  <text:list-item>
                    <text:p text:style-name="P20"><text:span text:style-name="T2">“</text:span><text:span text:style-name="T5">Let's skip this question for now until we can ask the instructor for help.”</text:span></text:p>
                  </text:list-item>
                  <text:list-item>
                    <text:p text:style-name="P7">“We have _____ minutes before we need to discuss. Let’s get this done.”</text:p>
                  </text:list-item>
                </text:list>
              </text:list-item>
            </text:list>
            <text:p text:style-name="P8"/>
            <text:list xml:id="list192540126364190" text:continue-numbering="true" text:style-name="L1">
              <text:list-item>
                <text:p text:style-name="P1">Make<text:span text:style-name="T1">s</text:span> sure <text:span text:style-name="T12">that </text:span>all voices in the team are heard <text:span text:style-name="T15">and respected</text:span>.</text:p>
                <text:list>
                  <text:list-item>
                    <text:p text:style-name="P20">“<text:span text:style-name="T3">(Name), </text:span><text:span text:style-name="T5">would you be willing to read </text:span><text:span text:style-name="T6">question</text:span><text:span text:style-name="T5"> </text:span><text:span text:style-name="T6">_____ </text:span><text:span text:style-name="T5">out loud?”</text:span></text:p>
                  </text:list-item>
                  <text:list-item>
                    <text:p text:style-name="P22"><text:span text:style-name="T2">“(Name), what do you think about </text:span><text:span text:style-name="T5">our </text:span><text:span text:style-name="T6">team's </text:span><text:span text:style-name="T4">answer to </text:span><text:span text:style-name="T2">_____?”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1">PRESENTER</text:p>
            <text:p text:style-name="P28"/>
            <text:p text:style-name="P24"/>
            <text:list xml:id="list309507902" text:style-name="L2">
              <text:list-item>
                <text:p text:style-name="P2">Communicates questions and clarifications <text:span text:style-name="T17">with</text:span> the instructor <text:span text:style-name="T1">and </text:span>other teams.</text:p>
                <text:list>
                  <text:list-item>
                    <text:p text:style-name="P9">“Our team is confused about how _____ relates to _____.”</text:p>
                  </text:list-item>
                  <text:list-item>
                    <text:p text:style-name="P9">“<text:span text:style-name="T18">Would you explain what question _____ means by _____?”</text:span></text:p>
                  </text:list-item>
                </text:list>
              </text:list-item>
            </text:list>
            <text:p text:style-name="P10"/>
            <text:list xml:id="list192539429260194" text:continue-numbering="true" text:style-name="L2">
              <text:list-item>
                <text:p text:style-name="P2">Ensures <text:span text:style-name="T1">that </text:span>all team members <text:span text:style-name="T1">reach consensus</text:span> before asking outside sources.</text:p>
                <text:list>
                  <text:list-item>
                    <text:p text:style-name="P9">“Does anyone in our team know the answer <text:span text:style-name="T19">for</text:span> _____?”</text:p>
                  </text:list-item>
                  <text:list-item>
                    <text:p text:style-name="P9">“Before we ask the instructor, could someone clarify _____?”</text:p>
                  </text:list-item>
                  <text:list-item>
                    <text:p text:style-name="P14">“Does everyone agree that we need to find out _____?”</text:p>
                  </text:list-item>
                </text:list>
              </text:list-item>
            </text:list>
            <text:p text:style-name="P15"/>
            <text:list xml:id="list192540753090566" text:continue-numbering="true" text:style-name="L2">
              <text:list-item>
                <text:p text:style-name="P2">Presents conclusions of the team to the class, <text:span text:style-name="T17">when requested by the instructor</text:span>.</text:p>
                <text:list>
                  <text:list-item>
                    <text:p text:style-name="P9">“<text:span text:style-name="T18">How should I explain this idea when asked to report out?”</text:span></text:p>
                  </text:list-item>
                  <text:list-item>
                    <text:p text:style-name="P9">“Our team found the answer to number _____ by _____.”</text:p>
                  </text:list-item>
                </text:list>
              </text:list-item>
            </text:list>
          </table:table-cell>
        </table:table-row>
      </table:table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2">RECORDER</text:p>
            <text:p text:style-name="P29"/>
            <text:p text:style-name="P25"/>
            <text:list xml:id="list3267615652" text:style-name="L3">
              <text:list-item>
                <text:p text:style-name="P5">Records the important aspects of group discussions, insights, etc.</text:p>
                <text:list>
                  <text:list-item>
                    <text:p text:style-name="P17">“This seems like an important conclusion to write down.”</text:p>
                  </text:list-item>
                  <text:list-item>
                    <text:p text:style-name="P17">“Let’s stop for a minute so I can get this into our report.”</text:p>
                  </text:list-item>
                </text:list>
              </text:list-item>
            </text:list>
            <text:p text:style-name="P16"/>
            <text:list xml:id="list192539200272068" text:continue-numbering="true" text:style-name="L3">
              <text:list-item>
                <text:p text:style-name="P3">Guides consensus building <text:span text:style-name="T12">process</text:span>; <text:span text:style-name="T12">helps </text:span>team agree on responses.</text:p>
                <text:list>
                  <text:list-item>
                    <text:p text:style-name="P11">“Would you all agree that _____ is a good answer for number _____?”</text:p>
                  </text:list-item>
                  <text:list-item>
                    <text:p text:style-name="P11">“Is <text:span text:style-name="T16">our </text:span>answer completely supported by <text:span text:style-name="T12">the </text:span>explanation <text:span text:style-name="T16">we gave</text:span>?”</text:p>
                  </text:list-item>
                  <text:list-item>
                    <text:p text:style-name="P11">“Would that response make sense to someone from another team?”</text:p>
                  </text:list-item>
                </text:list>
              </text:list-item>
            </text:list>
            <text:p text:style-name="P13"/>
            <text:list xml:id="list279638499" text:style-name="L4">
              <text:list-item>
                <text:p text:style-name="P6">Ensures that accurate revisions happen after class discussions.</text:p>
                <text:list>
                  <text:list-item>
                    <text:p text:style-name="P23"><text:span text:style-name="T2">“</text:span><text:span text:style-name="T4">Lets go back and revise what we wrote down for </text:span><text:span text:style-name="T7">question</text:span><text:span text:style-name="T4"> _____.”</text:span></text:p>
                  </text:list-item>
                  <text:list-item>
                    <text:p text:style-name="P23"><text:span text:style-name="T8">“</text:span><text:span text:style-name="T10">What did other teams say that we should include in </text:span><text:span text:style-name="T11">our </text:span><text:span text:style-name="T10">report?</text:span><text:span text:style-name="T9">”</text:span></text:p>
                  </text:list-item>
                </text:list>
              </text:list-item>
            </text:list>
          </table:table-cell>
        </table:table-row>
        <table:table-row table:style-name="Table6.2">
          <table:table-cell table:style-name="Table6.A1" office:value-type="string">
            <text:p text:style-name="P34"/>
          </table:table-cell>
        </table:table-row>
        <table:table-row table:style-name="Table6.1">
          <table:table-cell table:style-name="Table6.A1" office:value-type="string">
            <text:p text:style-name="P31">REFLECTOR</text:p>
            <text:p text:style-name="P28"/>
            <text:p text:style-name="P24"/>
            <text:list xml:id="list192540274514751" text:continue-list="list192539200272068" text:style-name="L3">
              <text:list-item>
                <text:p text:style-name="P4">Observes team dynamics and behavior with respect to the learning process.</text:p>
                <text:list>
                  <text:list-item>
                    <text:p text:style-name="P21"><text:span text:style-name="T2">“</text:span><text:span text:style-name="T6">I think what (name) said earlier is important; would you repeat that?”</text:span></text:p>
                  </text:list-item>
                  <text:list-item>
                    <text:p text:style-name="P21"><text:span text:style-name="T2">“Let’s wait for (name) to </text:span><text:span text:style-name="T6">finish writing that down </text:span><text:span text:style-name="T2">before we move on.”</text:span></text:p>
                  </text:list-item>
                </text:list>
              </text:list-item>
            </text:list>
            <text:p text:style-name="P10"/>
            <text:list xml:id="list192539622675778" text:continue-numbering="true" text:style-name="L3">
              <text:list-item>
                <text:p text:style-name="P4">Reports to the team periodically during the activity on how the team performs.</text:p>
                <text:list>
                  <text:list-item>
                    <text:p text:style-name="P12">“<text:span text:style-name="T14">We're doing really well right now by including all team members</text:span>.”</text:p>
                  </text:list-item>
                  <text:list-item>
                    <text:p text:style-name="P12">“<text:span text:style-name="T14">I have </text:span>a suggestion on how we could be more productive <text:span text:style-name="T14">as a team</text:span>.”</text:p>
                  </text:list-item>
                  <text:list-item>
                    <text:p text:style-name="P18">“<text:span text:style-name="T15">What process skills are we doing well? What do we need to improve?”</text:span></text:p>
                  </text:list-item>
                </text:list>
              </text:list-item>
            </text:list>
            <text:p text:style-name="P19"/>
            <text:list xml:id="list192540326593370" text:continue-numbering="true" text:style-name="L3">
              <text:list-item>
                <text:p text:style-name="P4">Be ready to report to the entire class about how well the team is operating.</text:p>
                <text:list>
                  <text:list-item>
                    <text:p text:style-name="P18">“<text:span text:style-name="T13">Overall, how effective would you say that our team was today?”</text:span></text:p>
                  </text:list-item>
                  <text:list-item>
                    <text:p text:style-name="P18">“We found that when _____ happens, it works better if we _____.”</text:p>
                  </text:list-item>
                </text:list>
              </text:list-item>
            </text:list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08-25T05:43:47.287815955</meta:creation-date>
    <dc:date>2020-07-10T19:25:39.048581959</dc:date>
    <meta:editing-duration>PT3H25M3S</meta:editing-duration>
    <meta:editing-cycles>34</meta:editing-cycles>
    <meta:generator>LibreOffice/6.2.8.2$Linux_X86_64 LibreOffice_project/20$Build-2</meta:generator>
    <dc:creator>Chris Mayfield</dc:creator>
    <meta:document-statistic meta:table-count="2" meta:image-count="0" meta:object-count="0" meta:page-count="3" meta:paragraph-count="44" meta:word-count="493" meta:character-count="2648" meta:non-whitespace-character-count="2239"/>
  </office:meta>
</office:document-meta>
</file>